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es macros.xml" manifest:media-type="text/xml"/>
  <manifest:file-entry manifest:full-path="Basic/Standard/script-lb.xml" manifest:media-type="text/xml"/>
  <manifest:file-entry manifest:full-path="Basic/script-lc.xml" manifest:media-type="text/xml"/>
  <manifest:file-entry manifest:full-path="Pictures/100000000000036D0000031EE5AA2365E57E1B6C.jpg" manifest:media-type="image/jpeg"/>
  <manifest:file-entry manifest:full-path="Configurations2/accelerator/current.xml" manifest:media-type=""/>
  <manifest:file-entry manifest:full-path="Configurations2/" manifest:media-type="application/vnd.sun.xml.ui.configuration"/>
  <manifest:file-entry manifest:full-path="Configurations/writertoolbar.xml" manifest:media-type=""/>
  <manifest:file-entry manifest:full-path="Configurations/writerkeybinding.xml" manifest:media-type=""/>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ingdings1" svg:font-family="Wingdings" style:font-pitch="variable" style:font-charset="x-symbol"/>
    <style:font-face style:name="Wingdings2" svg:font-family="Wingdings" style:font-adornments="Normal" style:font-pitch="variable" style:font-charset="x-symbol"/>
    <style:font-face style:name="Wingdings"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Lucidasans1" svg:font-family="Lucidasans" style:font-family-generic="swiss"/>
    <style:font-face style:name="Courier 10 Pitch" svg:font-family="'Courier 10 Pitch'" style:font-adornments="Normal" style:font-pitch="fixed"/>
    <style:font-face style:name="Courier New2" svg:font-family="'Courier New'" style:font-family-generic="modern" style:font-pitch="fixed"/>
    <style:font-face style:name="Cumberland AMT" svg:font-family="'Cumberland AMT'" style:font-family-generic="modern" style:font-pitch="fixed"/>
    <style:font-face style:name="Courier New1"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Lohit Hindi" svg:font-family="'Lohit Hindi'" style:font-pitch="variable"/>
    <style:font-face style:name="Mincho" svg:font-family="Mincho, msmincho"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sans" svg:font-family="Lucidasans" style:font-family-generic="swiss" style:font-pitch="variable"/>
    <style:font-face style:name="Technical" svg:font-family="Technical" style:font-adornments="Regular" style:font-family-generic="swiss" style:font-pitch="variable"/>
  </office:font-face-decls>
  <office:automatic-styles>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ab-stops>
          <style:tab-stop style:position="6.052cm"/>
        </style:tab-stops>
      </style:paragraph-properties>
    </style:style>
    <style:style style:name="P4" style:family="paragraph" style:parent-style-name="Standard">
      <style:paragraph-properties fo:margin-left="0cm" fo:margin-right="0cm" fo:text-indent="0cm" style:auto-text-indent="false"/>
      <style:text-properties fo:color="#0084d1" loext:opacity="100%"/>
    </style:style>
    <style:style style:name="P5" style:family="paragraph" style:parent-style-name="Footer">
      <style:paragraph-properties fo:text-align="start" style:justify-single-word="false" fo:padding="0cm" fo:border="none"/>
    </style:style>
    <style:style style:name="P6"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7"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8" style:family="paragraph" style:parent-style-name="Header">
      <style:paragraph-properties fo:padding="0cm" fo:border="none">
        <style:tab-stops>
          <style:tab-stop style:position="18cm" style:type="right"/>
        </style:tab-stops>
      </style:paragraph-properties>
    </style:style>
    <style:style style:name="P9" style:family="paragraph" style:parent-style-name="Header">
      <style:paragraph-properties fo:padding="0cm" fo:border="none">
        <style:tab-stops>
          <style:tab-stop style:position="26.501cm" style:type="right"/>
        </style:tab-stops>
      </style:paragraph-properties>
    </style:style>
    <style:style style:name="P10" style:family="paragraph" style:parent-style-name="Header">
      <style:paragraph-properties fo:text-align="end" style:justify-single-word="false" fo:padding="0cm" fo:border="none">
        <style:tab-stops>
          <style:tab-stop style:position="18cm" style:type="right"/>
        </style:tab-stops>
      </style:paragraph-properties>
    </style:style>
    <style:style style:name="P11" style:family="paragraph" style:parent-style-name="Footer">
      <style:paragraph-properties fo:padding="0cm" fo:border="none" style:shadow="none">
        <style:tab-stops>
          <style:tab-stop style:position="8.999cm" style:type="center"/>
          <style:tab-stop style:position="18cm" style:type="right"/>
        </style:tab-stops>
      </style:paragraph-properties>
    </style:style>
    <style:style style:name="P12" style:family="paragraph" style:parent-style-name="Header">
      <style:paragraph-properties fo:padding="0cm" fo:border-left="none" fo:border-right="none" fo:border-top="none" fo:border-bottom="0.06pt solid #000000" style:shadow="none"/>
      <style:text-properties fo:font-size="6pt" style:font-size-asian="5.25pt" style:font-size-complex="6pt"/>
    </style:style>
    <style:style style:name="P13" style:family="paragraph" style:parent-style-name="Footer">
      <style:paragraph-properties fo:padding="0cm" fo:border-left="none" fo:border-right="none" fo:border-top="0.06pt solid #000000" fo:border-bottom="none" style:shadow="none">
        <style:tab-stops>
          <style:tab-stop style:position="9.504cm" style:type="center"/>
          <style:tab-stop style:position="18cm" style:type="right"/>
        </style:tab-stops>
      </style:paragraph-properties>
    </style:style>
    <style:style style:name="P14" style:family="paragraph" style:parent-style-name="Header">
      <style:paragraph-properties>
        <style:tab-stops>
          <style:tab-stop style:position="26.501cm" style:type="right"/>
        </style:tab-stops>
      </style:paragraph-properties>
    </style:style>
    <style:style style:name="P15" style:family="paragraph" style:parent-style-name="Table_20_Contents">
      <style:paragraph-properties fo:text-align="center" style:justify-single-word="false"/>
      <style:text-properties fo:font-size="16pt" style:font-size-asian="16pt" style:font-size-complex="16pt"/>
    </style:style>
    <style:style style:name="P16" style:family="paragraph" style:parent-style-name="Table_20_Contents">
      <style:paragraph-properties fo:text-align="center" style:justify-single-word="false"/>
    </style:style>
    <style:style style:name="P17" style:family="paragraph" style:parent-style-name="Standard">
      <style:text-properties fo:font-size="12pt" style:font-size-asian="12pt" style:font-size-complex="12pt"/>
    </style:style>
    <style:style style:name="P18" style:family="paragraph" style:parent-style-name="Standard">
      <style:paragraph-properties fo:text-align="center" style:justify-single-word="false"/>
      <style:text-properties fo:font-size="14pt" style:font-size-asian="14pt" style:font-size-complex="14pt"/>
    </style:style>
    <style:style style:name="P19" style:family="paragraph" style:parent-style-name="Standard">
      <style:text-properties fo:color="#0084d1" loext:opacity="100%"/>
    </style:style>
    <style:style style:name="P20" style:family="paragraph" style:parent-style-name="Standard">
      <style:text-properties fo:color="#0084d1" loext:opacity="100%" style:text-position="0% 100%"/>
    </style:style>
    <style:style style:name="P21" style:family="paragraph" style:parent-style-name="Standard">
      <style:text-properties officeooo:paragraph-rsid="001aad22"/>
    </style:style>
    <style:style style:name="P22" style:family="paragraph" style:parent-style-name="Standard">
      <style:text-properties style:font-name="Arial Narrow" fo:font-size="10pt" fo:font-weight="normal" officeooo:rsid="0018157f" officeooo:paragraph-rsid="001aad22"/>
    </style:style>
    <style:style style:name="P23"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style:style>
    <style:style style:name="P24"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officeooo:paragraph-rsid="00028fcb"/>
    </style:style>
    <style:style style:name="P25"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26"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27" style:family="paragraph" style:parent-style-name="Contents_20_1">
      <style:paragraph-properties>
        <style:tab-stops>
          <style:tab-stop style:position="18cm" style:type="right" style:leader-style="dotted" style:leader-text="."/>
        </style:tab-stops>
      </style:paragraph-properties>
    </style:style>
    <style:style style:name="P28" style:family="paragraph" style:parent-style-name="_35__20_Texte">
      <style:text-properties fo:color="#000000" loext:opacity="100%" style:font-name="Arial Narrow" fo:font-size="10pt" fo:font-weight="normal" officeooo:rsid="003438ee" officeooo:paragraph-rsid="003438ee"/>
    </style:style>
    <style:style style:name="P29" style:family="paragraph" style:parent-style-name="_31__20_Titre_20_1" style:master-page-name="_5f_LNA_20_Document_20_Portrait">
      <style:paragraph-properties style:page-number="auto"/>
    </style:style>
    <style:style style:name="P30" style:family="paragraph" style:parent-style-name="_35__20_Texte" style:list-style-name="L5">
      <style:text-properties fo:color="#000000" loext:opacity="100%" style:font-name="Arial Narrow" fo:font-size="10pt" fo:font-weight="normal" officeooo:rsid="003438ee" officeooo:paragraph-rsid="003438ee"/>
    </style:style>
    <style:style style:name="P31" style:family="paragraph" style:parent-style-name="_35__20_Texte" style:list-style-name="L5">
      <style:text-properties fo:color="#000000" loext:opacity="100%" style:font-name="Arial Narrow" fo:font-size="10pt" fo:font-weight="normal" officeooo:rsid="003d6f94" officeooo:paragraph-rsid="003d6f94"/>
    </style:style>
    <style:style style:name="P32" style:family="paragraph" style:parent-style-name="_35__20_Texte">
      <style:text-properties fo:color="#000000" loext:opacity="100%" style:font-name="Arial Narrow" fo:font-size="10pt" fo:font-weight="normal" officeooo:rsid="003d0562" officeooo:paragraph-rsid="003d0562"/>
    </style:style>
    <style:style style:name="P33" style:family="paragraph" style:parent-style-name="_35__20_Texte">
      <style:text-properties fo:color="#000000" loext:opacity="100%" style:font-name="Arial Narrow" fo:font-size="10pt" fo:font-weight="normal" officeooo:rsid="004bcf2b" officeooo:paragraph-rsid="004bcf2b"/>
    </style:style>
    <style:style style:name="P34" style:family="paragraph" style:parent-style-name="Standard" style:list-style-name="L1">
      <style:text-properties officeooo:rsid="001e7ae8" officeooo:paragraph-rsid="001e7ae8"/>
    </style:style>
    <style:style style:name="P35" style:family="paragraph" style:parent-style-name="Standard" style:list-style-name="L1">
      <style:text-properties officeooo:rsid="002049fc" officeooo:paragraph-rsid="002049fc"/>
    </style:style>
    <style:style style:name="P36" style:family="paragraph" style:parent-style-name="Standard" style:list-style-name="L1">
      <style:text-properties officeooo:rsid="0021291d" officeooo:paragraph-rsid="0021291d"/>
    </style:style>
    <style:style style:name="P37" style:family="paragraph" style:parent-style-name="Standard" style:list-style-name="L2">
      <style:text-properties officeooo:paragraph-rsid="003ccbf8"/>
    </style:style>
    <style:style style:name="P38" style:family="paragraph" style:parent-style-name="Standard" style:list-style-name="L3">
      <style:text-properties officeooo:rsid="002cfd64" officeooo:paragraph-rsid="002cfd64"/>
    </style:style>
    <style:style style:name="P39" style:family="paragraph" style:parent-style-name="Standard" style:list-style-name="L3">
      <style:text-properties officeooo:rsid="002eeb17" officeooo:paragraph-rsid="002eeb17"/>
    </style:style>
    <style:style style:name="P40" style:family="paragraph" style:parent-style-name="Standard" style:list-style-name="L3">
      <style:text-properties officeooo:rsid="002e4783" officeooo:paragraph-rsid="002e4783"/>
    </style:style>
    <style:style style:name="P41" style:family="paragraph" style:parent-style-name="Standard" style:list-style-name="L3">
      <style:text-properties officeooo:rsid="002fc0fa" officeooo:paragraph-rsid="002fc0fa"/>
    </style:style>
    <style:style style:name="P42" style:family="paragraph" style:parent-style-name="Standard" style:list-style-name="L3">
      <style:text-properties officeooo:rsid="00300586" officeooo:paragraph-rsid="00300586"/>
    </style:style>
    <style:style style:name="P43" style:family="paragraph" style:parent-style-name="Standard" style:list-style-name="L4">
      <style:text-properties officeooo:rsid="003095d0"/>
    </style:style>
    <style:style style:name="P44" style:family="paragraph" style:parent-style-name="Standard" style:list-style-name="L4">
      <style:text-properties officeooo:rsid="003095d0" officeooo:paragraph-rsid="003095d0"/>
    </style:style>
    <style:style style:name="P45" style:family="paragraph" style:parent-style-name="Standard">
      <style:text-properties officeooo:rsid="004d7373" officeooo:paragraph-rsid="004d7373"/>
    </style:style>
    <style:style style:name="P46"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fo:font-size="10pt"/>
    </style:style>
    <style:style style:name="T4" style:family="text">
      <style:text-properties officeooo:rsid="00038168"/>
    </style:style>
    <style:style style:name="T5" style:family="text">
      <style:text-properties officeooo:rsid="0007d86d"/>
    </style:style>
    <style:style style:name="T6" style:family="text">
      <style:text-properties officeooo:rsid="000979dd"/>
    </style:style>
    <style:style style:name="T7" style:family="text">
      <style:text-properties officeooo:rsid="000b75f5"/>
    </style:style>
    <style:style style:name="T8" style:family="text">
      <style:text-properties officeooo:rsid="000c9e3c"/>
    </style:style>
    <style:style style:name="T9" style:family="text">
      <style:text-properties officeooo:rsid="000d8bf4"/>
    </style:style>
    <style:style style:name="T10" style:family="text">
      <style:text-properties officeooo:rsid="000dca71"/>
    </style:style>
    <style:style style:name="T11" style:family="text">
      <style:text-properties officeooo:rsid="000e24db"/>
    </style:style>
    <style:style style:name="T12" style:family="text">
      <style:text-properties officeooo:rsid="000f43ea"/>
    </style:style>
    <style:style style:name="T13" style:family="text">
      <style:text-properties officeooo:rsid="00113b85"/>
    </style:style>
    <style:style style:name="T14" style:family="text">
      <style:text-properties officeooo:rsid="00126a56"/>
    </style:style>
    <style:style style:name="T15" style:family="text">
      <style:text-properties officeooo:rsid="0013a3c4"/>
    </style:style>
    <style:style style:name="T16" style:family="text">
      <style:text-properties officeooo:rsid="0013d241"/>
    </style:style>
    <style:style style:name="T17" style:family="text">
      <style:text-properties officeooo:rsid="0015f3de"/>
    </style:style>
    <style:style style:name="T18" style:family="text">
      <style:text-properties style:font-name="Arial Narrow" fo:font-size="10pt" fo:font-weight="normal"/>
    </style:style>
    <style:style style:name="T19" style:family="text">
      <style:text-properties style:font-name="Arial Narrow" fo:font-size="10pt" fo:font-weight="normal" officeooo:rsid="0015f3de"/>
    </style:style>
    <style:style style:name="T20" style:family="text">
      <style:text-properties style:font-name="Arial Narrow" fo:font-size="10pt" fo:font-weight="normal" officeooo:rsid="0018157f"/>
    </style:style>
    <style:style style:name="T21" style:family="text">
      <style:text-properties style:font-name="Arial Narrow" fo:font-size="10pt" fo:font-weight="normal" officeooo:rsid="0018b624"/>
    </style:style>
    <style:style style:name="T22" style:family="text">
      <style:text-properties style:font-name="Arial Narrow" fo:font-size="10pt" fo:font-weight="normal" officeooo:rsid="00373325"/>
    </style:style>
    <style:style style:name="T23" style:family="text">
      <style:text-properties style:font-name="Arial Narrow" fo:font-size="10pt" fo:font-weight="normal" officeooo:rsid="003a6c1e"/>
    </style:style>
    <style:style style:name="T24" style:family="text">
      <style:text-properties officeooo:rsid="001609b4"/>
    </style:style>
    <style:style style:name="T25" style:family="text">
      <style:text-properties officeooo:rsid="001621ff"/>
    </style:style>
    <style:style style:name="T26" style:family="text">
      <style:text-properties officeooo:rsid="002049fc"/>
    </style:style>
    <style:style style:name="T27" style:family="text">
      <style:text-properties officeooo:rsid="0021291d"/>
    </style:style>
    <style:style style:name="T28" style:family="text">
      <style:text-properties officeooo:rsid="002196f8"/>
    </style:style>
    <style:style style:name="T29" style:family="text">
      <style:text-properties officeooo:rsid="0022404f"/>
    </style:style>
    <style:style style:name="T30" style:family="text">
      <style:text-properties officeooo:rsid="0023c39b"/>
    </style:style>
    <style:style style:name="T31" style:family="text">
      <style:text-properties officeooo:rsid="0026e38d"/>
    </style:style>
    <style:style style:name="T32" style:family="text">
      <style:text-properties officeooo:rsid="0028d192"/>
    </style:style>
    <style:style style:name="T33" style:family="text">
      <style:text-properties officeooo:rsid="002986c2"/>
    </style:style>
    <style:style style:name="T34" style:family="text">
      <style:text-properties officeooo:rsid="002b47a2"/>
    </style:style>
    <style:style style:name="T35" style:family="text">
      <style:text-properties officeooo:rsid="002bfad5"/>
    </style:style>
    <style:style style:name="T36" style:family="text">
      <style:text-properties officeooo:rsid="002cfd64"/>
    </style:style>
    <style:style style:name="T37" style:family="text">
      <style:text-properties officeooo:rsid="002e4783"/>
    </style:style>
    <style:style style:name="T38" style:family="text">
      <style:text-properties officeooo:rsid="0031456d"/>
    </style:style>
    <style:style style:name="T39" style:family="text">
      <style:text-properties officeooo:rsid="0032cad7"/>
    </style:style>
    <style:style style:name="T40" style:family="text">
      <style:text-properties officeooo:rsid="0034692b"/>
    </style:style>
    <style:style style:name="T41" style:family="text">
      <style:text-properties officeooo:rsid="003913ec"/>
    </style:style>
    <style:style style:name="T42" style:family="text">
      <style:text-properties officeooo:rsid="0039be03"/>
    </style:style>
    <style:style style:name="T43" style:family="text">
      <style:text-properties officeooo:rsid="003ccbf8"/>
    </style:style>
    <style:style style:name="T44" style:family="text">
      <style:text-properties officeooo:rsid="003f4e6f"/>
    </style:style>
    <style:style style:name="T45" style:family="text">
      <style:text-properties officeooo:rsid="004113aa"/>
    </style:style>
    <style:style style:name="T46" style:family="text">
      <style:text-properties officeooo:rsid="004252fe"/>
    </style:style>
    <style:style style:name="T47" style:family="text">
      <style:text-properties officeooo:rsid="0044c6d2"/>
    </style:style>
    <style:style style:name="T48" style:family="text">
      <style:text-properties officeooo:rsid="0047d6b9"/>
    </style:style>
    <style:style style:name="T49" style:family="text">
      <style:text-properties officeooo:rsid="0049e8a5"/>
    </style:style>
    <style:style style:name="fr1"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24"><text:subject>Projet - Backlog</text:subject><text:keywords/></text:p>
      <text:p text:style-name="P23"><text:description/></text:p>
      <text:p text:style-name="Standard"/>
      <text:p text:style-name="P25"/>
      <text:p text:style-name="P26"><text:title>100-01 Questionnaire cahier des charges</text:title></text:p>
      <text:p text:style-name="P25"/>
      <text:p text:style-name="Standard"/>
      <text:p text:style-name="_35_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7">1 - Questionnaire général<text:tab/>2</text:p>
          <text:p text:style-name="P27">2 - Questions complémentaires<text:tab/>2</text:p>
        </text:index-body>
      </text:table-of-content>
      <text:p text:style-name="_35__20_Texte"/>
      <text:p text:style-name="_35__20_Texte"/>
      <text:p text:style-name="_35__20_Texte"/>
      <text:h text:style-name="P29" text:outline-level="1"><text:bookmark-start text:name="__RefHeading___Toc420_4031093372"/>Questionnaire général<text:bookmark-end text:name="__RefHeading___Toc420_4031093372"/></text:h>
      <text:p text:style-name="Standard"/>
      <text:p text:style-name="Standard">Q1 - Connaissance de l'entreprise cliente (fiche d'identité, secteur d'activité, concurrence, etc.)</text:p>
      <text:p text:style-name="Standard"/>
      <text:p text:style-name="Standard"><text:tab/><text:span text:style-name="T5">SunShare, </text:span><text:span text:style-name="T6">à l’ad</text:span><text:span text:style-name="T9">r</text:span><text:span text:style-name="T6">es</text:span><text:span text:style-name="T9">s</text:span><text:span text:style-name="T6">e 8 rue Enghien, représentée par Julien MOREAU </text:span><text:span text:style-name="T10">(cré</text:span><text:span text:style-name="T11">é</text:span><text:span text:style-name="T10">e en 2014)</text:span></text:p>
      <text:p text:style-name="Standard"><text:tab/></text:p>
      <text:p text:style-name="Standard"><text:tab/><text:span text:style-name="T7">Secteur d’activité: </text:span>Fournisseur d'équipements d'énergie solaire </text:p>
      <text:p text:style-name="Standard"/>
      <text:p text:style-name="Standard"><text:tab/><text:span text:style-name="T8">Concurrence : Solarwatt, </text:span>KdiSolar, <text:span text:style-name="T9">Photowatt</text:span></text:p>
      <text:p text:style-name="Standard"/>
      <text:p text:style-name="Standard"/>
      <text:p text:style-name="Standard">Q2 - Quels sont les buts et l'environnement du système? </text:p>
      <text:p text:style-name="Standard"/>
      <text:p text:style-name="Standard"><text:tab/><text:span text:style-name="T11">Permettre au client l’autoconsommation d’énergie solaire et de pouvoir accéder à ses consommations quand il veut.</text:span></text:p>
      <text:p text:style-name="P19"/>
      <text:p text:style-name="P19"/>
      <text:p text:style-name="Standard">Q3 - Qui va l'utiliser ? Comment ?</text:p>
      <text:p text:style-name="Standard"/>
      <text:p text:style-name="Standard"><text:tab/><text:span text:style-name="T12">Des particuliers via un site web ou une application, et la société SunShare, pour de la R&amp;D, maintenance.</text:span></text:p>
      <text:p text:style-name="P19"/>
      <text:p text:style-name="P19"/>
      <text:p text:style-name="Standard">Q4 - Décrivez succinctement le fonctionnement du système.</text:p>
      <text:p text:style-name="Standard"/>
      <text:p text:style-name="Standard"><text:tab/><text:span text:style-name="T13">Les valeurs de consommations/production sont récupérées par la Rpi qui les rend accessibles via un site web/application.</text:span></text:p>
      <text:p text:style-name="P3"/>
      <text:p text:style-name="P3"/>
      <text:p text:style-name="Standard">Q5 - Quels sont les avantages apportés par le système?</text:p>
      <text:p text:style-name="Standard"/>
      <text:p text:style-name="Standard"><text:tab/><text:span text:style-name="T14">Rendre l’accès au</text:span><text:span text:style-name="T15">x</text:span><text:span text:style-name="T14"> données de consommation/production électrique plus facile aux clients en temps réel.</text:span></text:p>
      <text:p text:style-name="Standard"/>
      <text:p text:style-name="Standard"/>
      <text:p text:style-name="Standard">Q6 - Existe-t'il des systèmes équivalents sur le marché ?</text:p>
      <text:p text:style-name="Standard"/>
      <text:p text:style-name="Standard"><text:tab/><text:span text:style-name="T16">Il n’en existe pas en France.</text:span></text:p>
      <text:p text:style-name="Standard"/>
      <text:p text:style-name="Standard"/>
      <text:p text:style-name="Standard">Q7 - Si oui, lesquels et justifiez le système à développer.</text:p>
      <text:p text:style-name="Standard"/>
      <text:p text:style-name="Standard">Q8 - Quels sont les rôles et les principales caractéristiques des différents composants matériels du système ?</text:p>
      <text:p text:style-name="Standard"/>
      <text:p text:style-name="Standard"><text:tab/><text:span text:style-name="T16">Rpi : stocker le serveur web avec une base de données.</text:span></text:p>
      <text:p text:style-name="P21"><text:span text:style-name="T25"><text:tab/>PitInfo : </text:span><text:span text:style-name="T20">Shield pour le Rpi qui permet de mesurer l’énergie él</text:span><text:span text:style-name="T21">e</text:span><text:span text:style-name="T20">ctrique</text:span></text:p>
      <text:p text:style-name="P22"/>
      <text:p text:style-name="Standard"><text:tab/><text:span text:style-name="T17">Compteur </text:span><text:bookmark text:name="detail-title-tags-before-title"/>SDM120D/<text:span text:style-name="T17">Enedis</text:span> : <text:span text:style-name="T17">Compteur d’énergie </text:span></text:p>
      <text:p text:style-name="Standard"/>
      <text:p text:style-name="Standard"><text:tab/><text:span text:style-name="T17">Module D2L : </text:span><text:span text:style-name="T19">ERL</text:span><text:span text:style-name="T17"> WI-Fi permettant d’envoyer les données à la Rpi</text:span></text:p>
      <text:p text:style-name="Standard"/>
      <text:p text:style-name="Standard"><text:tab/><text:span text:style-name="T24">Module USR-W600 : </text:span><text:span text:style-name="T48">Permet de connecter le Rpi au Linky en wifi (convertisseur série vers wifi)</text:span></text:p>
      <text:p text:style-name="Standard"/>
      <text:p text:style-name="Standard"/>
      <text:p text:style-name="Standard">Q9 - Quelles sont les principales fonctionnalités du logiciel à développer ? Justifier chaque fonctionnalité.</text:p>
      <text:p text:style-name="Standard"/>
      <text:list xml:id="list1532334370" text:style-name="L1">
        <text:list-item>
          <text:p text:style-name="P34">Récupérer les indicateurs : <text:span text:style-name="T18">récupérer</text:span> les données de consommation et de production.</text:p>
        </text:list-item>
        <text:list-item>
          <text:p text:style-name="P34">Stocker en local : <text:span text:style-name="T26">Stocker les données dans une base de données avec un système de suppression automatique envisageable.</text:span></text:p>
        </text:list-item>
        <text:list-item>
          <text:p text:style-name="P35">Récupérer les données de chaque client : les données sont envoyées aux serveurs de l’entreprise Data-Players <text:span text:style-name="T27">pour un stockage de longue durée</text:span>.</text:p>
        </text:list-item>
        <text:list-item>
          <text:p text:style-name="P36">Suivre l’évolution de sa production : le client peut accéder à une page web pour voir l’évolution de sa production locale sous forme de chiffres, historique, graphique, etc...</text:p>
        </text:list-item>
      </text:list>
      <text:p text:style-name="Standard"/>
      <text:p text:style-name="Standard"/>
      <text:p text:style-name="Standard">Q10 - Évaluez le coût des différents éléments du système ? (source materiel.net, etc)</text:p>
      <text:p text:style-name="Standard"/>
      <text:p text:style-name="Standard"><text:tab/><text:span text:style-name="T28">Le </text:span><text:span text:style-name="T29">coût total du</text:span><text:span text:style-name="T28"> système </text:span><text:span text:style-name="T29">est d’</text:span><text:span text:style-name="T30">un maximum de</text:span><text:span text:style-name="T29"> 100€ et le matériel est fourni.</text:span></text:p>
      <text:p text:style-name="P4"/>
      <text:p text:style-name="P4"/>
      <text:p text:style-name="Standard">Q11 - Décrivez les principales caractéristiques des réseaux utilisés dans le système.</text:p>
      <text:p text:style-name="Standard"><text:tab/></text:p>
      <text:p text:style-name="Standard"><text:tab/><text:span text:style-name="T44">LAN, série (trame TIC), </text:span><text:span text:style-name="T45">imp</text:span><text:span text:style-name="T46">u</text:span><text:span text:style-name="T45">lsions.</text:span></text:p>
      <text:p text:style-name="Standard"/>
      <text:p text:style-name="Standard"/>
      <text:p text:style-name="Standard">Q12 - Dans quel ordre peut-on intégrer les fonctionnalités du logiciel </text:p>
      <text:p text:style-name="Standard"/>
      <text:list xml:id="list278206831" text:style-name="L2">
        <text:list-item>
          <text:p text:style-name="P37"><text:soft-page-break/><text:span text:style-name="T32">Application / </text:span><text:span text:style-name="T31">BdD / </text:span><text:span text:style-name="T32">Récupération indicateurs</text:span></text:p>
        </text:list-item>
        <text:list-item>
          <text:p text:style-name="P37"><text:span text:style-name="T32">Site Web / stockage en local / </text:span><text:span text:style-name="T43">connexion à la base de donnée</text:span></text:p>
        </text:list-item>
      </text:list>
      <text:p text:style-name="P19"/>
      <text:p text:style-name="P19"/>
      <text:p text:style-name="Standard">Q13 - Qui va utiliser le logiciel ? Comment ?</text:p>
      <text:p text:style-name="Standard"/>
      <text:p text:style-name="Standard"><text:tab/><text:span text:style-name="T33">Les clients par l’intermédiaire d’un site web ou d’une application mobile et le serveur distant Data player </text:span><text:span text:style-name="T34">qui reçoit les données par internet.</text:span></text:p>
      <text:p text:style-name="Standard"/>
      <text:p text:style-name="Standard"/>
      <text:p text:style-name="Standard">Q14 - Trouvez un nom pour le logiciel à développer.</text:p>
      <text:p text:style-name="Standard"/>
      <text:p text:style-name="Standard"><text:tab/><text:span text:style-name="T35">SunShare Supervisor</text:span></text:p>
      <text:p text:style-name="Standard"/>
      <text:p text:style-name="Standard"/>
      <text:p text:style-name="Standard">Q15 - Quelles difficultés techniques, ou points délicats, peut-on rencontrer dans le système à développer ?</text:p>
      <text:p text:style-name="Standard"/>
      <text:p text:style-name="Standard"><text:tab/><text:span text:style-name="T47">Communication entre les différents appareils, </text:span><text:span text:style-name="T49">précision des mesures</text:span><text:span text:style-name="T47">.</text:span></text:p>
      <text:p text:style-name="P2"/>
      <text:p text:style-name="P2"/>
      <text:p text:style-name="Standard">Q16 - Quelles sont les données de l'application à sauvegarder dans des fichiers ou BdD ? Précisez leur format ?</text:p>
      <text:p text:style-name="Standard"/>
      <text:list xml:id="list4089782594" text:style-name="L3">
        <text:list-item>
          <text:p text:style-name="P38">Date <text:tab/><text:tab/><text:tab/>(<text:span text:style-name="T22">date</text:span>)</text:p>
        </text:list-item>
        <text:list-item>
          <text:p text:style-name="P39">Heure<text:tab/><text:tab/><text:tab/><text:span text:style-name="T36">(</text:span><text:span text:style-name="T22">time</text:span><text:span text:style-name="T36">)</text:span></text:p>
        </text:list-item>
        <text:list-item>
          <text:p text:style-name="P40">login <text:tab/><text:tab/><text:tab/><text:span text:style-name="T36">(chaîne de caractères)</text:span></text:p>
        </text:list-item>
        <text:list-item>
          <text:p text:style-name="P41">localisation<text:tab/><text:tab/><text:span text:style-name="T36">(chaîne de caractères)</text:span></text:p>
        </text:list-item>
        <text:list-item>
          <text:p text:style-name="P42">PDL<text:tab/><text:tab/><text:tab/>(Nombre entier)</text:p>
        </text:list-item>
        <text:list-item>
          <text:p text:style-name="P40">Énergie produite <text:tab/>(Nombre réel) <text:tab/><text:tab/><text:span text:style-name="T41">(</text:span><text:span text:style-name="T42">production du </text:span><text:span text:style-name="T41">panneau solaire)</text:span></text:p>
        </text:list-item>
        <text:list-item>
          <text:p text:style-name="P40">Énergie <text:span text:style-name="T18">soutirée</text:span><text:tab/>(Nombre réel)<text:tab/><text:tab/><text:span text:style-name="T41">(énergie </text:span><text:span text:style-name="T42">consommée du panneau solaire</text:span><text:span text:style-name="T41">)</text:span></text:p>
        </text:list-item>
        <text:list-item>
          <text:p text:style-name="P40">Énergie injectée<text:tab/>(Nombre réel)<text:tab/><text:tab/><text:span text:style-name="T41">(</text:span><text:span text:style-name="T23">production du panneau solaire</text:span><text:span text:style-name="T41"> envoyée à EDF)</text:span></text:p>
        </text:list-item>
      </text:list>
      <text:p text:style-name="P2"/>
      <text:p text:style-name="P2"/>
      <text:p text:style-name="Standard">Q17 - Tailles approximatives des données gérées ?</text:p>
      <text:p text:style-name="Standard"/>
      <text:list xml:id="list3147407196" text:style-name="L4">
        <text:list-item>
          <text:p text:style-name="P43">Date : 10 caractères au format jj/mm/aaaa</text:p>
        </text:list-item>
        <text:list-item>
          <text:p text:style-name="P44">Heure : 5 caractères au format hh:mm</text:p>
        </text:list-item>
      </text:list>
      <text:p text:style-name="Standard"/>
      <text:p text:style-name="Standard"/>
      <text:p text:style-name="Standard">Q18 - Comment est gérée la sécurité au niveau du logiciel ?</text:p>
      <text:p text:style-name="Standard"/>
      <text:p text:style-name="Standard"><text:tab/><text:span text:style-name="T38">Connexion par login + pdl à un site </text:span><text:span text:style-name="T39">local</text:span><text:span text:style-name="T38"> </text:span><text:span text:style-name="T39">en </text:span><text:span text:style-name="T38">https.</text:span></text:p>
      <text:p text:style-name="P45"><text:tab/>La communication avec le module D2L pour linky est cryptée.</text:p>
      <text:p text:style-name="P20"/>
      <text:h text:style-name="_31__20_Titre_20_1" text:outline-level="1"><text:bookmark-start text:name="__RefHeading___Toc422_4031093372"/>Questions complémentaires<text:bookmark-end text:name="__RefHeading___Toc422_4031093372"/></text:h>
      <text:p text:style-name="_35__20_Texte"/>
      <text:p text:style-name="P28">Schéma page 5 du CdC :</text:p>
      <text:list xml:id="list3821142084" text:style-name="L5">
        <text:list-item>
          <text:p text:style-name="P30">Qu’est-ce que le CPL ?</text:p>
        </text:list-item>
        <text:list-item>
          <text:p text:style-name="P30">Qu’est-ce que l’ADSL <text:span text:style-name="T40">et la différence entre les 3 types (y a-t-il un lien avec le FAI ?)</text:span></text:p>
        </text:list-item>
        <text:list-item>
          <text:p text:style-name="P31">PiOndul (onduleur ?)</text:p>
        </text:list-item>
      </text:list>
      <text:p text:style-name="P28"/>
      <text:p text:style-name="P32">Notion d’énergie <text:span text:style-name="T37">produite / soutirée / injectée ?</text:span></text:p>
      <text:p text:style-name="P32"/>
      <text:p text:style-name="P33">Pour l’énergie produite, comment sont récupérées les impulsion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ingdings1" svg:font-family="Wingdings" style:font-pitch="variable" style:font-charset="x-symbol"/>
    <style:font-face style:name="Wingdings2" svg:font-family="Wingdings" style:font-adornments="Normal" style:font-pitch="variable" style:font-charset="x-symbol"/>
    <style:font-face style:name="Wingdings"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Lucidasans1" svg:font-family="Lucidasans" style:font-family-generic="swiss"/>
    <style:font-face style:name="Courier 10 Pitch" svg:font-family="'Courier 10 Pitch'" style:font-adornments="Normal" style:font-pitch="fixed"/>
    <style:font-face style:name="Courier New2" svg:font-family="'Courier New'" style:font-family-generic="modern" style:font-pitch="fixed"/>
    <style:font-face style:name="Cumberland AMT" svg:font-family="'Cumberland AMT'" style:font-family-generic="modern" style:font-pitch="fixed"/>
    <style:font-face style:name="Courier New1"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Lohit Hindi" svg:font-family="'Lohit Hindi'" style:font-pitch="variable"/>
    <style:font-face style:name="Mincho" svg:font-family="Mincho, msmincho"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sans" svg:font-family="Lucidasans" style:font-family-generic="swiss" style:font-pitch="variable"/>
    <style:font-face style:name="Technical" svg:font-family="Technical"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loext:opacity="1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style: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style:contextual-spacing="false" fo:text-indent="-1cm" style:auto-text-indent="false">
        <style:tab-stops>
          <style:tab-stop style:position="0cm"/>
        </style:tab-stops>
      </style:paragraph-properties>
      <style:text-properties fo:text-transform="uppercase" fo:color="#ffff00" loext:opacity="1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style:contextual-spacing="false" fo:text-indent="-1.251cm" style:auto-text-indent="false">
        <style:tab-stops>
          <style:tab-stop style:position="0cm"/>
        </style:tab-stops>
      </style:paragraph-properties>
      <style:text-properties fo:text-transform="uppercase" fo:color="#00ff00" loext:opacity="1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style:contextual-spacing="false" fo:text-indent="-1.501cm" style:auto-text-indent="false">
        <style:tab-stops>
          <style:tab-stop style:position="0cm"/>
        </style:tab-stops>
      </style:paragraph-properties>
      <style:text-properties fo:text-transform="uppercase" fo:color="#00ffff" loext:opacity="100%"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style:contextual-spacing="false" fo:text-indent="-2cm" style:auto-text-indent="false">
        <style:tab-stops>
          <style:tab-stop style:position="0cm"/>
        </style:tab-stops>
      </style:paragraph-properties>
      <style:text-properties fo:font-variant="small-caps" fo:color="#ff00ff" loext:opacity="100%"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style: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loext:graphic-properties draw:fill="none" draw:fill-color="#99ccff"/>
      <style:paragraph-properties fo:margin-left="0cm" fo:margin-right="0cm" fo:margin-top="0cm" fo:margin-bottom="0cm" style:contextual-spacing="false" fo:text-align="start" style:justify-single-word="false" fo:text-indent="0cm" style:auto-text-indent="false" style:page-number="auto" fo:background-color="transparent" fo:padding="0cm" fo:border="none" style:shadow="none">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Footer" style:family="paragraph" style:parent-style-name="Standard" style:class="extra">
      <style:paragraph-properties fo:margin-left="0cm" fo:margin-right="0cm" fo:margin-top="0cm" fo:margin-bottom="0cm" style: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style:contextual-spacing="false" fo:text-align="center" style:justify-single-word="false" fo:text-indent="0cm" style:auto-text-indent="false"/>
      <style:text-properties fo:color="#ff00ff" loext:opacity="100%"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class="index">
      <style:paragraph-properties style:text-autospace="none"/>
      <style:text-properties style:use-window-font-color="true" loext:opacity="0%" style:font-name="Lucidasans1" fo:font-family="Lucidasans" style:font-family-generic="swiss" fo:font-size="12pt" style:font-name-asian="Lucidasans1" style:font-family-asian="Lucidasans" style:font-family-generic-asian="swiss" style:font-size-asian="12pt" style:font-name-complex="Lucidasans1" style:font-family-complex="Lucidasans" style:font-family-generic-complex="swiss"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loext:graphic-properties draw:fill="none" draw:fill-color="#99ccff"/>
      <style:paragraph-properties fo:margin-top="0.212cm" fo:margin-bottom="0cm" style:contextual-spacing="false" style:page-number="auto" fo:background-color="transparent" fo:padding="0cm" fo:border="none">
        <style:tab-stops>
          <style:tab-stop style:position="0.751cm"/>
          <style:tab-stop style:position="18cm" style:type="right" style:leader-style="solid" style:leader-text="_"/>
        </style:tab-stops>
      </style:paragraph-properties>
      <style:text-properties fo:text-transform="uppercase" fo:color="#ff0000" loext:opacity="1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style: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loext:opacity="100%" fo:font-weight="bold"/>
    </style:style>
    <style:style style:name="Contents_20_3" style:display-name="Contents 3" style:family="paragraph" style:parent-style-name="Standard" style:next-style-name="Standard" style:class="index">
      <style:paragraph-properties fo:margin-left="1.75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color="#0000ff" loext:opacity="100%" fo:font-weight="bold"/>
    </style:style>
    <style:style style:name="Contents_20_4" style:display-name="Contents 4" style:family="paragraph" style:parent-style-name="Standard" style:next-style-name="Standard" style:class="index">
      <style:paragraph-properties fo:margin-left="3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color="#ff00ff" loext:opacity="100%"/>
    </style:style>
    <style:style style:name="Contents_20_5" style:display-name="Contents 5" style:family="paragraph" style:parent-style-name="Standard" style:next-style-name="Standard" style:class="index">
      <style:paragraph-properties fo:margin-left="4.001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style: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style:contextual-spacing="false" fo:text-align="center" style:justify-single-word="false" fo:text-indent="0cm" style:auto-text-indent="false" fo:break-before="page"/>
      <style:text-properties fo:text-transform="uppercase" fo:color="#ff0000" loext:opacity="1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roman" style:font-pitch="fixed" fo:font-size="10pt"/>
    </style:style>
    <style:style style:name="_36__20_Algorithme" style:display-name="6 Algorithme" style:family="paragraph" style:parent-style-name="_35__20_Texte" style:master-page-name="">
      <style:paragraph-properties fo:margin-left="0cm" fo:margin-right="0cm" fo:margin-top="0cm" fo:margin-bottom="0cm" style: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loext:opacity="100%" style:font-name="Courier New"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style: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loext:opacity="100%"/>
    </style:style>
    <style:style style:name="_38__20_Question" style:display-name="8 Question" style:family="paragraph" style:parent-style-name="_35__20_Texte" style:next-style-name="B_20_Réponse" style:list-style-name="_38__20_Puce_20_Question" style:master-page-name="">
      <style:paragraph-properties fo:margin-left="2cm" fo:margin-right="0cm" fo:margin-top="0.199cm" fo:margin-bottom="0.199cm" style:contextual-spacing="false" fo:text-align="justify" style:justify-single-word="false" fo:keep-together="always" fo:text-indent="0cm" style:auto-text-indent="false" style:page-number="auto">
        <style:tab-stops/>
      </style:paragraph-properties>
      <style:text-properties fo:color="#008000" loext:opacity="100%"/>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style: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style: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style:contextual-spacing="false" style:page-number="auto">
        <style:tab-stops/>
      </style:paragraph-properties>
      <style:text-properties fo:color="#000000" loext:opacity="100%"/>
    </style:style>
    <style:style style:name="_31__20_Titre_20_1" style:display-name="1 Titre 1" style:family="paragraph" style:parent-style-name="_35__20_Texte" style:next-style-name="_35__20_Texte" style:default-outline-level="1" style:master-page-name="">
      <loext:graphic-properties draw:fill="none" draw:fill-color="#99ccff"/>
      <style:paragraph-properties fo:margin-left="0cm" fo:margin-right="0cm" fo:margin-top="0.499cm" fo:margin-bottom="0.199cm" style:contextual-spacing="false" fo:text-indent="0cm" style:auto-text-indent="false" style:page-number="auto" fo:background-color="transparent">
        <style:tab-stops/>
      </style:paragraph-properties>
      <style:text-properties fo:font-variant="normal" fo:text-transform="none" fo:color="#ff0000" loext:opacity="1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loext:graphic-properties draw:fill="none" draw:fill-color="#99ccff"/>
      <style:paragraph-properties fo:margin-left="0cm" fo:margin-right="0cm" fo:margin-top="0.3cm" fo:margin-bottom="0cm" style:contextual-spacing="false" fo:text-indent="0cm" style:auto-text-indent="false" style:page-number="auto" fo:background-color="transparent" text:number-lines="false" text:line-number="0">
        <style:tab-stops/>
      </style:paragraph-properties>
      <style:text-properties fo:font-variant="normal" fo:text-transform="none" fo:color="#008000" loext:opacity="1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style:contextual-spacing="false" fo:text-indent="0cm" style:auto-text-indent="false" style:page-number="auto"/>
      <style:text-properties fo:font-variant="normal" fo:text-transform="none" fo:color="#0000ff" loext:opacity="100%"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master-page-name="">
      <style:paragraph-properties fo:margin-left="0cm" fo:margin-right="0cm" fo:margin-top="0cm" fo:margin-bottom="0.101cm" style:contextual-spacing="false" fo:text-indent="0cm" style:auto-text-indent="false" style:page-number="auto"/>
      <style:text-properties fo:text-transform="uppercase" fo:color="#ff00ff" loext:opacity="100%"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style:contextual-spacing="false" fo:text-indent="0cm" style:auto-text-indent="false" style:page-number="auto"/>
      <style:text-properties fo:text-transform="uppercase" fo:color="#804c19" loext:opacity="100%"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style:contextual-spacing="false" fo:text-indent="0cm" style:auto-text-indent="false" style:page-number="auto">
        <style:tab-stops>
          <style:tab-stop style:position="18cm" style:type="right" style:leader-style="dotted" style:leader-text="."/>
        </style:tab-stops>
      </style:paragraph-properties>
      <style:text-properties fo:color="#ff0000" loext:opacity="1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style:contextual-spacing="false" fo:text-align="center" style:justify-single-word="false" fo:text-indent="0cm" style:auto-text-indent="false" style:page-number="auto"/>
      <style:text-properties fo:color="#ff00ff" loext:opacity="100%"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82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loext:opacity="100%"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064cm" fo:margin-right="0cm" fo:margin-top="0.245cm" fo:margin-bottom="0cm" style: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style: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loext:opacity="100%"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Standard_7e_LT_7e_Untertitel" style:display-name="Standard~LT~Untertitel" style:family="paragraph">
      <style:paragraph-properties fo:margin-left="0cm" fo:margin-right="0cm" fo:margin-top="0.212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Standard_7e_LT_7e_Notizen" style:display-name="Standard~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Standard_7e_LT_7e_Hintergrundobjekte" style:display-name="Standard~LT~Hintergrundobjekte"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loext:opacity="100%"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WW-Titre"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loext:opacity="100%"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Objets_20_d_27_arrière-plan" style:display-name="Objets d'arrière-plan"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loext:opacity="100%"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953cm" fo:margin-right="0cm" fo:margin-top="0.282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loext:opacity="100%"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Plan_20_2" style:display-name="Plan 2" style:family="paragraph" style:parent-style-name="Plan_20_1">
      <style:paragraph-properties fo:margin-left="2.064cm" fo:margin-right="0cm" fo:margin-top="0.245cm" fo:margin-bottom="0cm" style: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style: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Titre1_7e_LT_7e_Gliederung_20_1" style:display-name="Titre1~LT~Gliederung 1" style:family="paragraph">
      <style:paragraph-properties fo:margin-left="0.953cm" fo:margin-right="0cm" fo:margin-top="0.282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loext:opacity="100%"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fo:margin-left="2.064cm" fo:margin-right="0cm" fo:margin-top="0.245cm" fo:margin-bottom="0cm" style: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re1_7e_LT_7e_Gliederung_20_3" style:display-name="Titre1~LT~Gliederung 3" style:family="paragraph" style:parent-style-name="Titre1_7e_LT_7e_Gliederung_20_2">
      <style:paragraph-properties fo:margin-left="3.175cm" fo:margin-right="0cm" fo:margin-top="0.212cm" fo:margin-bottom="0cm" style: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re1_7e_LT_7e_Gliederung_20_4" style:display-name="Titre1~LT~Gliederung 4" style:family="paragraph" style:parent-style-name="Titre1_7e_LT_7e_Gliederung_20_3">
      <style:paragraph-properties fo:margin-left="4.445cm" fo:margin-right="0cm" fo:margin-top="0.176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re1_7e_LT_7e_Gliederung_20_5" style:display-name="Titre1~LT~Gliederung 5" style:family="paragraph" style:parent-style-name="Titre1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loext:opacity="100%"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Titre1_7e_LT_7e_Untertitel" style:display-name="Titre1~LT~Untertitel" style:family="paragraph">
      <style:paragraph-properties fo:margin-left="0cm" fo:margin-right="0cm" fo:margin-top="0.212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Titre1_7e_LT_7e_Notizen" style:display-name="Titr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loext:opacity="100%"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Titre1_7e_LT_7e_Hintergrundobjekte" style:display-name="Titre1~LT~Hintergrundobjekte" style:family="paragraph">
      <style:paragraph-properties style:text-autospace="non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loext:opacity="100%"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lyt-stone_7e_LT_7e_Gliederung_20_1" style:display-name="lyt-stone~LT~Gliederung 1" style:family="paragraph">
      <style:paragraph-properties fo:margin-left="1.199cm" fo:margin-right="0cm" fo:margin-top="0cm" fo:margin-bottom="0.499cm" style:contextual-spacing="false" fo:text-align="start" style:justify-single-word="false" fo:text-indent="0cm" style:auto-text-indent="false" style:text-autospace="none"/>
      <style:text-properties fo:color="#000000"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Gliederung_20_2" style:display-name="lyt-stone~LT~Gliederung 2" style:family="paragraph" style:parent-style-name="lyt-stone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lyt-stone_7e_LT_7e_Gliederung_20_3" style:display-name="lyt-stone~LT~Gliederung 3" style:family="paragraph" style:parent-style-name="lyt-stone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lyt-stone_7e_LT_7e_Gliederung_20_4" style:display-name="lyt-stone~LT~Gliederung 4" style:family="paragraph" style:parent-style-name="lyt-stone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lyt-stone_7e_LT_7e_Gliederung_20_5" style:display-name="lyt-stone~LT~Gliederung 5" style:family="paragraph" style:parent-style-name="lyt-stone_7e_LT_7e_Gliederung_20_4">
      <style:paragraph-properties fo:margin-left="6.001cm" fo:margin-right="0cm" fo:margin-top="0cm" fo:margin-bottom="0.101cm" style:contextual-spacing="false" fo:text-indent="-0.6cm" style:auto-text-indent="false">
        <style:tab-stops/>
      </style:paragraph-properties>
    </style:style>
    <style:style style:name="lyt-stone_7e_LT_7e_Gliederung_20_6" style:display-name="lyt-stone~LT~Gliederung 6" style:family="paragraph" style:parent-style-name="lyt-stone_7e_LT_7e_Gliederung_20_5">
      <style:paragraph-properties fo:margin-left="7.2cm" fo:margin-right="0cm" fo:text-indent="-0.6cm" style:auto-text-indent="false">
        <style:tab-stops/>
      </style:paragraph-properties>
    </style:style>
    <style:style style:name="lyt-stone_7e_LT_7e_Gliederung_20_7" style:display-name="lyt-stone~LT~Gliederung 7" style:family="paragraph" style:parent-style-name="lyt-stone_7e_LT_7e_Gliederung_20_6">
      <style:paragraph-properties fo:margin-left="8.4cm" fo:margin-right="0cm" fo:text-indent="-0.6cm" style:auto-text-indent="false">
        <style:tab-stops/>
      </style:paragraph-properties>
    </style:style>
    <style:style style:name="lyt-stone_7e_LT_7e_Gliederung_20_8" style:display-name="lyt-stone~LT~Gliederung 8" style:family="paragraph" style:parent-style-name="lyt-stone_7e_LT_7e_Gliederung_20_7">
      <style:paragraph-properties fo:margin-left="9.601cm" fo:margin-right="0cm" fo:text-indent="-0.6cm" style:auto-text-indent="false">
        <style:tab-stops/>
      </style:paragraph-properties>
    </style:style>
    <style:style style:name="lyt-stone_7e_LT_7e_Gliederung_20_9" style:display-name="lyt-stone~LT~Gliederung 9" style:family="paragraph" style:parent-style-name="lyt-stone_7e_LT_7e_Gliederung_20_8">
      <style:paragraph-properties fo:margin-left="10.8cm" fo:margin-right="0cm" fo:text-indent="-0.6cm" style:auto-text-indent="false">
        <style:tab-stops/>
      </style:paragraph-properties>
    </style:style>
    <style:style style:name="lyt-stone_7e_LT_7e_Titel" style:display-name="lyt-stone~LT~Titel" style:family="paragraph">
      <style:paragraph-properties fo:line-height="95%" fo:text-align="center" style:justify-single-word="false" style:text-autospace="none"/>
      <style:text-properties fo:color="#82a9bd" loext:opacity="100%"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lyt-stone_7e_LT_7e_Untertitel" style:display-name="lyt-stone~LT~Untertitel" style:family="paragraph">
      <style:paragraph-properties fo:margin-left="0.6cm" fo:margin-right="0cm" fo:text-align="center" style:justify-single-word="false" fo:text-indent="0cm" style:auto-text-indent="false" style:text-autospace="none"/>
      <style:text-properties fo:color="#000000"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Notizen" style:display-name="lyt-stone~LT~Notizen" style:family="paragraph">
      <style:paragraph-properties style:text-autospace="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lyt-stone_7e_LT_7e_Hintergrundobjekte" style:display-name="lyt-stone~LT~Hintergrundobjekte"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lyt-stone_7e_LT_7e_Hintergrund" style:display-name="lyt-stone~LT~Hintergrund" style:family="paragraph">
      <style:paragraph-properties style:text-autospace="none"/>
    </style:style>
    <style:style style:name="WW-Titre12" style:family="paragraph">
      <style:paragraph-properties fo:line-height="95%" fo:text-align="center" style:justify-single-word="false" style:text-autospace="none"/>
      <style:text-properties fo:color="#82a9bd" loext:opacity="100%"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Body_20_Text" style:display-name="Body Text" style:family="paragraph">
      <style:paragraph-properties fo:margin-top="0cm" fo:margin-bottom="0.192cm" style:contextual-spacing="false"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1" fo:font-family="StarSymbol, 'Arial Unicode MS'" style:font-charset="x-symbol" fo:font-size="12pt" style:font-name-asian="StarSymbol1" style:font-family-asian="StarSymbol, 'Arial Unicode MS'" style:font-charset-asian="x-symbol" style:font-size-asian="12pt" style:font-name-complex="StarSymbol1" style:font-family-complex="StarSymbol, 'Arial Unicode MS'" style:font-charset-complex="x-symbol" style:font-size-complex="12pt"/>
    </style:style>
    <style:style style:name="WW-Titre123" style:family="paragraph">
      <style:paragraph-properties fo:text-align="center" style:justify-single-word="false" style:text-autospace="none"/>
      <style:text-properties style:use-window-font-color="true" loext:opacity="0%" style:text-outline="false" style:text-line-through-style="none" style:text-line-through-type="none" style:font-name="Lucidasans" fo:font-family="Lucidasans" style:font-family-generic="swiss" style:font-pitch="variable" fo:font-size="44pt" fo:font-style="normal" fo:text-shadow="none" style:text-underline-style="none" fo:font-weight="normal" style:font-name-asian="Lucidasans" style:font-family-asian="Lucidasans" style:font-family-generic-asian="swiss" style:font-pitch-asian="variable" style:font-size-asian="44pt" style:font-style-asian="normal" style:font-weight-asian="normal" style:font-name-complex="Lucidasans" style:font-family-complex="Lucidasans" style:font-family-generic-complex="swiss" style:font-pitch-complex="variable" style:font-size-complex="44pt" style:font-style-complex="normal" style:font-weight-complex="normal" style:text-emphasize="none"/>
    </style:style>
    <style:style style:name="Code" style:family="paragraph" style:parent-style-name="_35__20_Texte" style:master-page-name="">
      <loext:graphic-properties draw:fill="solid" draw:fill-color="#ffffff" draw:opacity="100%"/>
      <style:paragraph-properties fo:margin-top="0cm" fo:margin-bottom="0cm" style:contextual-spacing="false" fo:text-align="start" style:justify-single-word="false" style:page-number="auto" fo:background-color="#ffffff" fo:padding="0.049cm" fo:border="0.51pt solid #000000" style:shadow="#808080 0.15cm 0.15cm">
        <style:tab-stops/>
      </style:paragraph-properties>
      <style:text-properties style:font-name="Courier 10 Pitch" fo:font-family="'Courier 10 Pitch'" style:font-style-name="Normal" style:font-pitch="fixed"/>
    </style:style>
    <style:style style:name="WW-Titre1234" style:family="paragraph">
      <style:paragraph-properties fo:margin-left="0cm" fo:margin-right="0cm" fo:margin-top="0cm" fo:margin-bottom="0cm" style: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loext:opacity="100%"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Heading_20__28_user_29_" style:display-name="Heading (user)" style:family="paragraph">
      <style:paragraph-properties fo:margin-top="0.746cm" fo:margin-bottom="0.374cm" style:contextual-spacing="false" style:text-autospace="none"/>
      <style:text-properties style:use-window-font-color="true" loext:opacity="0%" style:font-name="Mincho" fo:font-family="Mincho, msmincho" style:font-pitch="variable" fo:font-size="14pt" style:font-name-asian="Mincho" style:font-family-asian="Mincho, msmincho" style:font-pitch-asian="variable" style:font-size-asian="14pt" style:font-name-complex="Mincho" style:font-family-complex="Mincho, msmincho" style:font-pitch-complex="variable" style:font-size-complex="14pt"/>
    </style:style>
    <style:style style:name="caption" style:family="paragraph">
      <style:paragraph-properties fo:margin-top="0.374cm" fo:margin-bottom="0.374cm" style:contextual-spacing="false" style:text-autospace="none"/>
      <style:text-properties style:use-window-font-color="true" loext:opacity="0%" style:font-name="Lucidasans1" fo:font-family="Lucidasans" style:font-family-generic="swiss" fo:font-size="12pt" fo:font-style="italic" style:font-name-asian="Lucidasans1" style:font-family-asian="Lucidasans" style:font-family-generic-asian="swiss" style:font-size-asian="12pt" style:font-style-asian="italic" style:font-name-complex="Lucidasans1" style:font-family-complex="Lucidasans" style:font-family-generic-complex="swiss" style:font-size-complex="12pt" style:font-style-complex="italic"/>
    </style:style>
    <style:style style:name="WW-Titre12345" style:family="paragraph">
      <style:paragraph-properties fo:margin-left="0cm" fo:margin-right="0cm" fo:margin-top="0cm" fo:margin-bottom="0cm" style: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loext:opacity="100%"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WW-Titre123456" style:family="paragraph">
      <style:paragraph-properties fo:margin-left="0cm" fo:margin-right="0cm" fo:margin-top="0cm" fo:margin-bottom="0cm" style: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loext:opacity="100%"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Objet_20_avec_20_flèche" style:display-name="Objet avec flèche" style:family="paragraph" style:parent-style-name="Standard"/>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1234567" style:family="paragraph">
      <style:paragraph-properties fo:margin-left="0cm" fo:margin-right="0cm" fo:margin-top="0cm" fo:margin-bottom="0cm" style: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loext:opacity="100%"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Teletype" style:family="text">
      <style:text-properties style:font-name="Courier New1" fo:font-family="'Courier New'" style:font-family-generic="roman" style:font-pitch="fixed"/>
    </style:style>
    <style:style style:name="_38__20_Caractère_20_Question" style:display-name="8 Caractère Question" style:family="text">
      <style:text-properties style:text-position="0% 100%" style:font-name="Wingdings"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1"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 fo:font-family="'Courier New'" style:font-family-generic="modern"/>
    </style:style>
    <style:style style:name="WW8Num6z2" style:family="text">
      <style:text-properties style:font-name="Wingdings1"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1"/>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1"/>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8cm" table:align="margins"/>
    </style:style>
    <style:style style:name="Tableau1.A" style:family="table-column">
      <style:table-column-properties style:column-width="5.241cm" style:rel-column-width="19081*"/>
    </style:style>
    <style:style style:name="Tableau1.B" style:family="table-column">
      <style:table-column-properties style:column-width="12.76cm" style:rel-column-width="46454*"/>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padding="0cm" fo:border-left="none" fo:border-right="none" fo:border-top="none" fo:border-bottom="0.06pt solid #000000" style:shadow="none"/>
      <style:text-properties fo:font-size="6pt" style:font-size-asian="5.25pt" style:font-size-complex="6pt"/>
    </style:style>
    <style:style style:name="MP4" style:family="paragraph" style:parent-style-name="Footer">
      <style:paragraph-properties fo:padding="0cm" fo:border-left="none" fo:border-right="none" fo:border-top="0.06pt solid #000000" fo:border-bottom="none" style:shadow="none">
        <style:tab-stops>
          <style:tab-stop style:position="9.504cm" style:type="center"/>
          <style:tab-stop style:position="18cm" style:type="right"/>
        </style:tab-stops>
      </style:paragraph-properties>
    </style:style>
    <style:style style:name="MP5" style:family="paragraph" style:parent-style-name="Header">
      <style:paragraph-properties fo:padding="0cm" fo:border="none">
        <style:tab-stops>
          <style:tab-stop style:position="18cm" style:type="right"/>
        </style:tab-stops>
      </style:paragraph-properties>
    </style:style>
    <style:style style:name="MP6" style:family="paragraph" style:parent-style-name="Footer">
      <style:paragraph-properties fo:padding="0cm" fo:border="none" style:shadow="none">
        <style:tab-stops>
          <style:tab-stop style:position="8.999cm" style:type="center"/>
          <style:tab-stop style:position="18cm" style:type="right"/>
        </style:tab-stops>
      </style:paragraph-properties>
    </style:style>
    <style:style style:name="MP7" style:family="paragraph" style:parent-style-name="Header">
      <style:paragraph-properties fo:padding="0cm" fo:border="none">
        <style:tab-stops>
          <style:tab-stop style:position="26.501cm" style:type="right"/>
        </style:tab-stops>
      </style:paragraph-properties>
    </style:style>
    <style:style style:name="MP8" style:family="paragraph" style:parent-style-name="Header">
      <style:paragraph-properties>
        <style:tab-stops>
          <style:tab-stop style:position="26.501cm" style:type="right"/>
        </style:tab-stops>
      </style:paragraph-properties>
    </style:style>
    <style:style style:name="MP9"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P10" style:family="paragraph" style:parent-style-name="Header">
      <style:paragraph-properties fo:text-align="end" style:justify-single-word="false" fo:padding="0cm" fo:border="none">
        <style:tab-stops>
          <style:tab-stop style:position="18cm" style:type="right"/>
        </style:tab-stops>
      </style:paragraph-properties>
    </style:style>
    <style:style style:name="MP11"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12" style:family="paragraph" style:parent-style-name="Table_20_Contents">
      <style:paragraph-properties fo:text-align="center" style:justify-single-word="false"/>
      <style:text-properties fo:font-size="16pt" style:font-size-asian="16pt" style:font-size-complex="16pt"/>
    </style:style>
    <style:style style:name="MP13" style:family="paragraph" style:parent-style-name="Standard">
      <style:text-properties fo:font-size="12pt" style:font-size-asian="12pt" style:font-size-complex="12pt"/>
    </style:style>
    <style:style style:name="MP14" style:family="paragraph" style:parent-style-name="Standard">
      <style:paragraph-properties fo:text-align="center" style:justify-single-word="false"/>
      <style:text-properties fo:font-size="14pt" style:font-size-asian="14pt" style:font-size-complex="14pt"/>
    </style:style>
    <style:style style:name="MP15" style:family="paragraph" style:parent-style-name="Table_20_Contents">
      <style:paragraph-properties fo:text-align="center" style:justify-single-word="false"/>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fo:font-size="10pt"/>
    </style:style>
    <style:style style:name="MT4" style:family="text">
      <style:text-properties officeooo:rsid="00038168"/>
    </style:style>
    <style:style style:name="Mfr1"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shadow="none" fo:background-color="transparent" style:dynamic-spacing="false" draw:fill="none" draw:fill-color="#99ccff"/>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cm">
          <style:column style:rel-width="32767*" fo:start-indent="0cm" fo:end-indent="0cm"/>
          <style:column style:rel-width="32768*" fo:start-indent="0cm" fo:end-indent="0cm"/>
        </style:columns>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100.01-Questionnaire-cdc.odt</text:file-name><text:tab/>- <text:print-date style:data-style-name="N30">12/10/2007</text:print-date><text:s/>-<text:tab/>Page <text:page-number text:select-page="current">0</text:page-number><text:s/>/ <text:page-count style:num-format="1">3</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able:table table:name="Tableau1" table:style-name="Tableau1">
          <table:table-column table:style-name="Tableau1.A"/>
          <table:table-column table:style-name="Tableau1.B"/>
          <table:table-row table:style-name="TableLine2267398205856">
            <table:table-cell office:value-type="string">
              <text:p text:style-name="MP12">STS <text:span text:style-name="MT4">SN</text:span>IR</text:p>
            </table:table-cell>
            <table:table-cell table:number-rows-spanned="2" office:value-type="string">
              <text:p text:style-name="MP13"/>
              <text:p text:style-name="MP14">Module 5.1 - « Réaliser un projet informatique »</text:p>
            </table:table-cell>
          </table:table-row>
          <table:table-row table:style-name="TableLine2267398196064">
            <table:table-cell office:value-type="string">
              <text:p text:style-name="MP15"><draw:frame draw:style-name="Mfr1" draw:name="Logo Appert" text:anchor-type="as-char" svg:y="-0.259cm" svg:width="2.554cm" svg:height="1.353cm" draw:z-index="0"><draw:image xlink:href="Pictures/100000000000036D0000031EE5AA2365E57E1B6C.jpg" xlink:type="simple" xlink:show="embed" xlink:actuate="onLoad" draw:mime-type="image/jpeg"/></draw:frame></text:p>
            </table:table-cell>
            <table:covered-table-cell/>
          </table:table-row>
        </table:table>
        <text:p text:style-name="MP3"/>
      </style:header>
      <style:header-left>
        <text:p text:style-name="Header_20_left"/>
      </style:header-left>
      <style:footer>
        <text:p text:style-name="MP4"><text:span text:style-name="MT3"><text:file-name text:display="name-and-extension">100.01-Questionnaire-cdc.odt</text:file-name></text:span><text:span text:style-name="MT3"><text:tab/>- </text:span><text:span text:style-name="MT3"><text:date style:data-style-name="N10039" text:date-value="2022-01-07T07:19:28.715000012">7 janv. 22</text:date></text:span><text:span text:style-name="MT3"><text:s/>-<text:tab/>Page </text:span><text:span text:style-name="MT3"><text:page-number text:select-page="current">1</text:page-number></text:span><text:span text:style-name="MT3"><text:s/>/ </text:span><text:span text:style-name="MT3"><text:page-count style:num-format="1">3</text:page-count></text:span></text:p>
      </style:footer>
    </style:master-page>
    <style:master-page style:name="_5f_LNA_20_Document_20_Portrait" style:display-name="_LNA Document Portrait" style:page-layout-name="Mpm5">
      <style:header>
        <text:p text:style-name="MP5">STS <text:span text:style-name="MT4">SNIR</text:span><text:tab/><text:title>100-01 Questionnaire cahier des charges</text:title> </text:p>
      </style:header>
      <style:footer>
        <text:p text:style-name="MP6"><text:span text:style-name="MT3"><text:file-name text:display="name-and-extension">100.01-Questionnaire-cdc.odt</text:file-name></text:span><text:span text:style-name="MT3"><text:tab/>- </text:span><text:span text:style-name="MT3"><text:date style:data-style-name="N10039" text:date-value="2022-01-07T07:19:28.715000012">7 janv. 22</text:date></text:span><text:span text:style-name="MT3"><text:s/>-<text:tab/>Page </text:span><text:span text:style-name="MT3"><text:page-number text:select-page="current">2</text:page-number></text:span><text:span text:style-name="MT3"><text:s/>/ </text:span><text:span text:style-name="MT3"><text:page-count style:num-format="1">3</text:page-count></text:span></text:p>
      </style:footer>
    </style:master-page>
    <style:master-page style:name="_5f_LNA_20_Document_20_Paysage" style:display-name="_LNA Document Paysage" style:page-layout-name="Mpm6">
      <style:header>
        <text:p text:style-name="MP7">Lycée Nicolas APPERT<text:tab/><text:title>100-01 Questionnaire cahier des charges</text:title> </text:p>
        <text:p text:style-name="MP8">STS IRIS1ère Année<text:keywords/><text:tab/><text:keywords/></text:p>
      </style:header>
      <style:footer>
        <text:p text:style-name="MP9"><text:span text:style-name="MT3"><text:file-name text:display="name-and-extension">100.01-Questionnaire-cdc.odt</text:file-name></text:span><text:span text:style-name="MT3"><text:tab/>- </text:span><text:span text:style-name="MT3"><text:date style:data-style-name="N10039" text:date-value="2022-01-07T07:19:28.715000012">7 janv. 22</text:date></text:span><text:span text:style-name="MT3"><text:s/>-<text:tab/>Page </text:span><text:span text:style-name="MT3"><text:page-number text:select-page="current">0</text:page-number></text:span><text:span text:style-name="MT3"><text:s/>/ </text:span><text:span text:style-name="MT3"><text:page-count style:num-format="1">3</text:page-count></text:span></text:p>
      </style:footer>
    </style:master-page>
    <style:master-page style:name="_5f_Document_20_Paysage" style:display-name="_Document Paysage" style:page-layout-name="Mpm7">
      <style:header>
        <text:p text:style-name="MP10">Lycée Nicolas APPERT<text:tab/>Annexe 1 : Contenu des préparations aux certifications CISCO </text:p>
      </style:header>
      <style:footer>
        <text:p text:style-name="MP9"/>
      </style:footer>
    </style:master-page>
    <style:master-page style:name="_5f_Document_20_Portrait" style:display-name="_Document Portrait" style:page-layout-name="Mpm5">
      <style:header>
        <text:p text:style-name="MP5"><text:keywords/></text:p>
      </style:header>
      <style:footer>
        <text:p text:style-name="MP11"/>
      </style:footer>
    </style:master-page>
    <style:master-page style:name="_5f_LNA_20_Document_20_Index" style:display-name="_LNA Document Index" style:page-layout-name="Mpm5">
      <style:header>
        <text:p text:style-name="MP5">Lycée Nicolas APPERT<text:tab/><text:title>100-01 Questionnaire cahier des charges</text:title> </text:p>
        <text:p text:style-name="MP5">STS IRIS1ère Année<text:keywords/><text:tab/><text:keywords/></text:p>
      </style:header>
      <style:footer>
        <text:p text:style-name="MP11"><text:span text:style-name="MT3"><text:file-name text:display="name-and-extension">100.01-Questionnaire-cdc.odt</text:file-name></text:span><text:span text:style-name="MT3"><text:tab/>- </text:span><text:span text:style-name="MT3"><text:date style:data-style-name="N10039" text:date-value="2022-01-07T07:19:28.720999779">7 janv. 22</text:date></text:span><text:span text:style-name="MT3"><text:s/>-<text:tab/>Page </text:span><text:span text:style-name="MT3"><text:page-number text:select-page="current">0</text:page-number></text:span><text:span text:style-name="MT3"><text:s/>/ </text:span><text:span text:style-name="MT3"><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dc:title>100-01 Questionnaire cahier des charges</dc:title>
    <dc:subject>Projet - Backlog</dc:subject>
    <meta:creation-date>2003-08-28T14:09:53</meta:creation-date>
    <dc:date>2022-01-07T07:19:28.583000000</dc:date>
    <meta:printed-by>Philippe Le Gal</meta:printed-by>
    <meta:print-date>2007-10-12T09:33:16</meta:print-date>
    <meta:editing-cycles>275</meta:editing-cycles>
    <meta:editing-duration>P4DT3H3M38S</meta:editing-duration>
    <meta:document-statistic meta:table-count="1" meta:image-count="1" meta:object-count="0" meta:page-count="3" meta:paragraph-count="87" meta:word-count="798" meta:character-count="4909" meta:non-whitespace-character-count="4163"/>
    <meta:user-defined meta:name="Info 1"/>
    <meta:user-defined meta:name="Info 2"/>
    <meta:user-defined meta:name="Info 3"/>
    <meta:user-defined meta:name="Info 4"/>
    <meta:template xlink:type="simple" xlink:actuate="onRequest" xlink:title="Document Lycée Nicolas Appert" xlink:href="../../AppData/staroffice6.0/user/template/LNA.stw" meta:date="2003-08-28T14:09:53"/>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